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/>
    </style:style>
    <style:style style:name="Table1.A" style:family="table-column">
      <style:table-column-properties style:column-width="0.816in"/>
    </style:style>
    <style:style style:name="Table1.B" style:family="table-column">
      <style:table-column-properties style:column-width="1.3632in"/>
    </style:style>
    <style:style style:name="Table1.C" style:family="table-column">
      <style:table-column-properties style:column-width="1.7097in"/>
    </style:style>
    <style:style style:name="Table1.D" style:family="table-column">
      <style:table-column-properties style:column-width="3.03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officeooo:rsid="001ec146" officeooo:paragraph-rsid="001ec146"/>
    </style:style>
    <style:style style:name="P2" style:family="paragraph" style:parent-style-name="Standard">
      <style:paragraph-properties fo:text-align="center" style:justify-single-word="false"/>
      <style:text-properties officeooo:rsid="001ec146" officeooo:paragraph-rsid="001ec146"/>
    </style:style>
    <style:style style:name="P3" style:family="paragraph" style:parent-style-name="Standard">
      <style:paragraph-properties fo:text-align="center" style:justify-single-word="false"/>
      <style:text-properties officeooo:rsid="001ec146" officeooo:paragraph-rsid="002470dd"/>
    </style:style>
    <style:style style:name="P4" style:family="paragraph" style:parent-style-name="Standard">
      <style:paragraph-properties fo:text-align="center" style:justify-single-word="false"/>
      <style:text-properties fo:font-size="14pt" officeooo:rsid="001ec146" officeooo:paragraph-rsid="001ec146" style:font-size-asian="14pt" style:font-size-complex="14pt"/>
    </style:style>
    <style:style style:name="P5" style:family="paragraph" style:parent-style-name="Standard">
      <style:text-properties fo:font-weight="bold" officeooo:rsid="001ec146" officeooo:paragraph-rsid="001ec146" style:font-weight-asian="bold" style:font-weight-complex="bold"/>
    </style:style>
    <style:style style:name="P6" style:family="paragraph" style:parent-style-name="Standard">
      <style:text-properties fo:font-weight="normal" officeooo:rsid="00228b28" officeooo:paragraph-rsid="00228b28" style:font-weight-asian="normal" style:font-weight-complex="normal"/>
    </style:style>
    <style:style style:name="P7" style:family="paragraph" style:parent-style-name="Standard">
      <style:text-properties fo:font-weight="normal" officeooo:paragraph-rsid="002a089d" style:font-weight-asian="normal" style:font-weight-complex="normal"/>
    </style:style>
    <style:style style:name="P8" style:family="paragraph" style:parent-style-name="Standard">
      <style:text-properties officeooo:paragraph-rsid="002c5847"/>
    </style:style>
    <style:style style:name="P9" style:family="paragraph" style:parent-style-name="Standard" style:list-style-name="L1">
      <style:text-properties officeooo:paragraph-rsid="002c5847"/>
    </style:style>
    <style:style style:name="P10" style:family="paragraph" style:parent-style-name="Standard" style:master-page-name="Standard">
      <style:paragraph-properties style:page-number="1" fo:break-before="page"/>
      <style:text-properties fo:font-weight="bold" officeooo:rsid="0023debc" officeooo:paragraph-rsid="0023debc" style:font-weight-asian="bold" style:font-weight-complex="bold"/>
    </style:style>
    <style:style style:name="P11" style:family="paragraph" style:parent-style-name="Standard">
      <style:paragraph-properties fo:margin-left="0in" fo:margin-right="1.0764in" fo:text-align="end" style:justify-single-word="false" fo:text-indent="0in" style:auto-text-indent="false"/>
      <style:text-properties officeooo:rsid="001ef7d8" officeooo:paragraph-rsid="00262b8f"/>
    </style:style>
    <style:style style:name="P12" style:family="paragraph" style:parent-style-name="Standard">
      <style:paragraph-properties fo:margin-left="0in" fo:margin-right="1.0764in" fo:text-align="end" style:justify-single-word="false" fo:text-indent="0in" style:auto-text-indent="false"/>
      <style:text-properties officeooo:rsid="001ef7d8" officeooo:paragraph-rsid="001ef7d8"/>
    </style:style>
    <style:style style:name="P13" style:family="paragraph" style:parent-style-name="Standard" style:list-style-name="L1">
      <style:paragraph-properties fo:margin-left="0.4925in" fo:margin-right="0in" fo:text-indent="-0.25in" style:auto-text-indent="false"/>
      <style:text-properties officeooo:paragraph-rsid="002c5847"/>
    </style:style>
    <style:style style:name="P14" style:family="paragraph" style:parent-style-name="Standard" style:list-style-name="L1">
      <style:paragraph-properties fo:margin-left="0.7465in" fo:margin-right="0in" fo:text-indent="-0.2429in" style:auto-text-indent="false">
        <style:tab-stops/>
      </style:paragraph-properties>
      <style:text-properties officeooo:paragraph-rsid="002c5847"/>
    </style:style>
    <style:style style:name="P15" style:family="paragraph" style:parent-style-name="Standard" style:list-style-name="L1">
      <style:paragraph-properties fo:margin-left="0.7465in" fo:margin-right="0in" fo:text-indent="-0.2429in" style:auto-text-indent="false">
        <style:tab-stops/>
      </style:paragraph-properties>
      <style:text-properties officeooo:paragraph-rsid="002ec03c"/>
    </style:style>
    <style:style style:name="P16" style:family="paragraph" style:parent-style-name="Standard" style:list-style-name="L1">
      <style:paragraph-properties fo:margin-left="0.7465in" fo:margin-right="0in" fo:text-indent="-0.2429in" style:auto-text-indent="false">
        <style:tab-stops/>
      </style:paragraph-properties>
      <style:text-properties officeooo:paragraph-rsid="00318b62"/>
    </style:style>
    <style:style style:name="P17" style:family="paragraph" style:parent-style-name="Header">
      <style:paragraph-properties fo:text-align="end" style:justify-single-word="false"/>
      <style:text-properties officeooo:paragraph-rsid="00262b8f"/>
    </style:style>
    <style:style style:name="P18" style:family="paragraph" style:parent-style-name="Table_20_Contents">
      <style:text-properties officeooo:paragraph-rsid="002c5847"/>
    </style:style>
    <style:style style:name="P19" style:family="paragraph" style:parent-style-name="Table_20_Contents">
      <style:text-properties officeooo:paragraph-rsid="002d37bb"/>
    </style:style>
    <style:style style:name="P20" style:family="paragraph" style:parent-style-name="Table_20_Contents">
      <style:paragraph-properties fo:text-align="center" style:justify-single-word="false"/>
      <style:text-properties officeooo:paragraph-rsid="002c5847"/>
    </style:style>
    <style:style style:name="P21" style:family="paragraph" style:parent-style-name="Table_20_Contents">
      <style:paragraph-properties fo:margin-left="0in" fo:margin-right="0in" style:line-height-at-least="0.1665in" fo:text-align="start" style:justify-single-word="false" fo:orphans="2" fo:widows="2" fo:text-indent="0in" style:auto-text-indent="false"/>
      <style:text-properties fo:font-variant="normal" fo:text-transform="none" fo:color="#222222" fo:letter-spacing="normal" officeooo:paragraph-rsid="002d37bb"/>
    </style:style>
    <style:style style:name="T1" style:family="text">
      <style:text-properties officeooo:rsid="001ec146"/>
    </style:style>
    <style:style style:name="T2" style:family="text">
      <style:text-properties officeooo:rsid="002470dd"/>
    </style:style>
    <style:style style:name="T3" style:family="text">
      <style:text-properties officeooo:rsid="00262b8f"/>
    </style:style>
    <style:style style:name="T4" style:family="text">
      <style:text-properties officeooo:rsid="002770f6"/>
    </style:style>
    <style:style style:name="T5" style:family="text">
      <style:text-properties officeooo:rsid="002a089d"/>
    </style:style>
    <style:style style:name="T6" style:family="text">
      <style:text-properties fo:font-style="italic" officeooo:rsid="002a089d" style:font-style-asian="italic" style:font-style-complex="italic"/>
    </style:style>
    <style:style style:name="T7" style:family="text">
      <style:text-properties fo:font-style="italic" officeooo:rsid="002b7ff7" style:font-style-asian="italic" style:font-style-complex="italic"/>
    </style:style>
    <style:style style:name="T8" style:family="text">
      <style:text-properties fo:font-style="normal" officeooo:rsid="002a089d" style:font-style-asian="normal" style:font-style-complex="normal"/>
    </style:style>
    <style:style style:name="T9" style:family="text">
      <style:text-properties fo:font-style="normal" officeooo:rsid="002b7ff7" style:font-style-asian="normal" style:font-style-complex="normal"/>
    </style:style>
    <style:style style:name="T10" style:family="text">
      <style:text-properties officeooo:rsid="002b7ff7"/>
    </style:style>
    <style:style style:name="T11" style:family="text">
      <style:text-properties officeooo:rsid="002c5847"/>
    </style:style>
    <style:style style:name="T12" style:family="text">
      <style:text-properties fo:font-weight="normal" officeooo:rsid="002c5847" style:font-weight-asian="normal" style:font-weight-complex="normal"/>
    </style:style>
    <style:style style:name="T13" style:family="text">
      <style:text-properties fo:font-variant="normal" fo:text-transform="none" fo:color="#222222" style:font-name="Times New Roman" fo:font-size="12pt" fo:letter-spacing="normal" fo:font-style="normal" fo:font-weight="normal" officeooo:rsid="002c5847"/>
    </style:style>
    <style:style style:name="T14" style:family="text">
      <style:text-properties fo:font-variant="normal" fo:text-transform="none" fo:color="#222222" style:font-name="Times New Roman" fo:font-size="12pt" fo:letter-spacing="normal" fo:font-style="normal" fo:font-weight="normal" officeooo:rsid="002d37bb"/>
    </style:style>
    <style:style style:name="T15" style:family="text">
      <style:text-properties style:font-name="Times New Roman" officeooo:rsid="002c5847"/>
    </style:style>
    <style:style style:name="T16" style:family="text">
      <style:text-properties style:font-name="Times New Roman" fo:font-size="12pt" fo:font-style="normal" fo:font-weight="normal" officeooo:rsid="002ec03c"/>
    </style:style>
    <style:style style:name="T17" style:family="text">
      <style:text-properties style:font-name="Times New Roman" officeooo:rsid="002d37bb"/>
    </style:style>
    <style:style style:name="T18" style:family="text">
      <style:text-properties style:font-name="Times New Roman" officeooo:rsid="002ec03c"/>
    </style:style>
    <style:style style:name="T19" style:family="text">
      <style:text-properties style:font-name="Times New Roman" fo:font-size="11pt" fo:font-style="normal" fo:font-weight="normal" officeooo:rsid="002d37bb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0" style:family="text">
      <style:text-properties style:font-name="Times New Roman" fo:font-size="11pt" fo:font-style="normal" fo:font-weight="normal" officeooo:rsid="002ec03c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1" style:family="text">
      <style:text-properties officeooo:rsid="002d37bb"/>
    </style:style>
    <style:style style:name="T22" style:family="text">
      <style:text-properties style:font-name="DejaVu Sans Mono" fo:font-size="11pt" fo:font-style="normal" fo:font-weight="normal" officeooo:rsid="002d37bb" style:font-name-asian="DejaVu Sans Mono" style:font-size-asian="11pt" style:font-style-asian="normal" style:font-weight-asian="normal" style:font-name-complex="DejaVu Sans Mono" style:font-size-complex="11pt" style:font-style-complex="normal" style:font-weight-complex="normal"/>
    </style:style>
    <style:style style:name="T23" style:family="text">
      <style:text-properties officeooo:rsid="002ec03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number>
    </text:list-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/>
      <text:p text:style-name="P2"/>
      <text:p text:style-name="P2"/>
      <text:p text:style-name="P3"><text:span text:style-name="T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itle>An Investigation in Serial Dilution and Streak Plate Isolation</text:title></text:p>
      <text:p text:style-name="P4"/>
      <text:p text:style-name="P11"><text:span text:style-name="T3">Course Instructor: Paul Kasili, Ph. D.</text:span></text:p>
      <text:p text:style-name="P12"><text:span text:style-name="T3">Performed by: </text:span><text:initial-creator>Benjamin Weeks</text:initial-creator></text:p>
      <text:p text:style-name="P11"><text:span text:style-name="T3">Due:</text:span><text:date style:data-style-name="N79" text:date-value="2013-02-11T15:02:05" text:fixed="true" text:date-adjust="PT48H00M00S">Wednesday, February 13, 2013</text:date></text:p>
      <text:p text:style-name="P10">Objective:</text:p>
      <text:p text:style-name="P5"/>
      <text:p text:style-name="P7"><text:span text:style-name="T5">Serial Dilution allows for a given quantity of a solution to be sufficiently diluted by several orders of magnitude over a succession of dilutions (in series, or serially.) It allows for a considerable amount of a sample to be stored in a concentrated form, and then sufficiently diluted in order to be properly investigated. Streak plate isolation allows for a sample to be grown across a succession of streaks across a plate of growth medium, commonly a blood of nutrient agar, for a particular organism. It allows a microbial culture to be grown so that it may be further investigated. For this experiment, a concentrated solution of </text:span><text:span text:style-name="T10">the pathogenic bacterium </text:span><text:span text:style-name="T6">Staphylococcus aureus</text:span><text:span text:style-name="T8"> underwent serial dilution, and was then run across a streak plate, in order to determine the approximate number of colonies in the original, undiluted sample. </text:span><text:span text:style-name="T9">Due to the pathogenic nature of </text:span><text:span text:style-name="T7">S. aureus</text:span><text:span text:style-name="T9">, care was used in maintaining proper aseptic techniques during its handling.</text:span></text:p>
      <text:p text:style-name="P6"/>
      <text:p text:style-name="P5">Results:</text:p>
      <text:p text:style-name="P5"/>
      <text:list xml:id="list1526181584" text:style-name="L1">
        <text:list-item>
          <text:p text:style-name="P13"><text:span text:style-name="T12">Streak Plate Isolation Questions:</text:span></text:p>
          <text:list>
            <text:list-item>
              <text:p text:style-name="P9"><text:span text:style-name="T12">Our streak plate began displaying isolated colonies after the third streak, and with adequate spacing after the fourth.</text:span></text:p>
            </text:list-item>
            <text:list-item>
              <text:p text:style-name="P9"><text:span text:style-name="T12">The isolated colonies consisted of small white dots.</text:span></text:p>
            </text:list-item>
            <text:list-item>
              <text:p text:style-name="P9"><text:span text:style-name="T12">Diagram:</text:span></text:p>
            </text:list-item>
          </text:list>
        </text:list-item>
      </text:list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list xml:id="list2143506375" text:continue-numbering="true" text:style-name="L1">
        <text:list-item>
          <text:p text:style-name="P13"><text:span text:style-name="T11">Serial Dilution Techniques</text:span></text:p>
          <text:list>
            <text:list-item>
              <text:p text:style-name="P14"><text:span text:style-name="T11">Yes, thanks to step 2B, the series of 1:10 dilutions allowed the sample to be isolated during the streak plate isolation.</text:span></text:p>
            </text:list-item>
            <text:list-item>
              <text:p text:style-name="P15"><text:span text:style-name="T23">Results of the streak are recorded in Table1:</text:span>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<text:span text:style-name="T11">Tube Label</text:span></text:p>
          </table:table-cell>
          <table:table-cell table:style-name="Table1.A1" office:value-type="string">
            <text:p text:style-name="P20"><text:span text:style-name="T11">Description of Sample</text:span></text:p>
          </table:table-cell>
          <table:table-cell table:style-name="Table1.A1" office:value-type="string">
            <text:p text:style-name="P20"><text:span text:style-name="T11">Number of colonies </text:span><text:span text:style-name="T15">obtained. </text:span><text:span text:style-name="T17">(</text:span><text:span text:style-name="T15">CFU/</text:span><text:span text:style-name="T18">5</text:span><text:span text:style-name="T15">00 </text:span><text:span text:style-name="T13">µL</text:span><text:span text:style-name="T14">)</text:span></text:p>
          </table:table-cell>
          <table:table-cell table:style-name="Table1.D1" office:value-type="string">
            <text:p text:style-name="P20"><text:span text:style-name="T11">Comments</text:span></text:p>
          </table:table-cell>
        </table:table-row>
        <table:table-row>
          <table:table-cell table:style-name="Table1.A2" office:value-type="string">
            <text:p text:style-name="P18"><text:span text:style-name="T11">4D</text:span></text:p>
          </table:table-cell>
          <table:table-cell table:style-name="Table1.A2" office:value-type="string">
            <text:p text:style-name="P20"><text:span text:style-name="T11">Dilution #4</text:span></text:p>
          </table:table-cell>
          <table:table-cell table:style-name="Table1.A2" office:value-type="string">
            <text:p text:style-name="P21">≈<text:span text:style-name="T16">700</text:span></text:p>
          </table:table-cell>
          <table:table-cell table:style-name="Table1.D2" office:value-type="string">
            <text:p text:style-name="P19"><text:span text:style-name="T21">The colonies appear as large clumps.</text:span></text:p>
          </table:table-cell>
        </table:table-row>
        <table:table-row>
          <table:table-cell table:style-name="Table1.A2" office:value-type="string">
            <text:p text:style-name="P18"><text:span text:style-name="T11">5D</text:span></text:p>
          </table:table-cell>
          <table:table-cell table:style-name="Table1.A2" office:value-type="string">
            <text:p text:style-name="P20"><text:span text:style-name="T11">Dilution #5</text:span></text:p>
          </table:table-cell>
          <table:table-cell table:style-name="Table1.A2" office:value-type="string">
            <text:p text:style-name="P21">≈<text:span text:style-name="T16">120</text:span></text:p>
          </table:table-cell>
          <table:table-cell table:style-name="Table1.D2" office:value-type="string">
            <text:p text:style-name="P19"><text:span text:style-name="T21">Colonies appear to be the same size.</text:span></text:p>
          </table:table-cell>
        </table:table-row>
        <table:table-row>
          <table:table-cell table:style-name="Table1.A2" office:value-type="string">
            <text:p text:style-name="P18"><text:span text:style-name="T11">6D</text:span></text:p>
          </table:table-cell>
          <table:table-cell table:style-name="Table1.A2" office:value-type="string">
            <text:p text:style-name="P20"><text:span text:style-name="T11">Dilution #6</text:span></text:p>
          </table:table-cell>
          <table:table-cell table:style-name="Table1.A2" office:value-type="string">
            <text:p text:style-name="P21">≈<text:span text:style-name="T16">16</text:span></text:p>
          </table:table-cell>
          <table:table-cell table:style-name="Table1.D2" office:value-type="string">
            <text:p text:style-name="P19"><text:span text:style-name="T21">Colonies appear to be the same size.</text:span></text:p>
          </table:table-cell>
        </table:table-row>
      </table:table>
      <text:p text:style-name="Table">Table <text:sequence text:ref-name="refTable0" text:name="Table" text:formula="ooow:Table+1" style:num-format="1">1</text:sequence>: Streak Plate Results</text:p>
      <text:list xml:id="list296149598" text:continue-numbering="true" text:style-name="L1">
        <text:list-item>
          <text:list>
            <text:list-item>
              <text:p text:style-name="P15"><text:span text:style-name="T21">4D:</text:span><text:span text:style-name="T21"><draw:frame draw:style-name="fr1" draw:name="Object1" text:anchor-type="as-char" svg:y="-0.2681in" svg:width="2.3146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1"><text:line-break/>5D:</text:span><text:span text:style-name="T21"><draw:frame draw:style-name="fr1" draw:name="Object2" text:anchor-type="as-char" svg:y="-0.2681in" svg:width="2.311in" svg:height="0.416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1"><text:line-break/></text:span><text:soft-page-break/><text:span text:style-name="T19">6D:</text:span><text:span text:style-name="T19"><draw:frame draw:style-name="fr1" draw:name="Object3" text:anchor-type="as-char" svg:y="-0.2681in" svg:width="2.3063in" svg:height="0.416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9"><text:line-break/></text:span><text:span text:style-name="T20">Average:</text:span><text:span text:style-name="T20"><draw:frame draw:style-name="fr1" draw:name="Object4" text:anchor-type="as-char" svg:y="-0.2799in" svg:width="2.5583in" svg:height="0.4283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    </text:list-item>
            <text:list-item>
              <text:p text:style-name="P16"><text:span text:style-name="T22"><draw:frame draw:style-name="fr1" draw:name="Object5" text:anchor-type="as-char" svg:y="-0.2681in" svg:width="3.8598in" svg:height="0.4409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      </text:list-item>
            <text:list-item>
              <text:p text:style-name="P16"><text:span text:style-name="T22"><draw:frame draw:style-name="fr1" draw:name="Object6" text:anchor-type="as-char" svg:y="-0.2681in" svg:width="3.5457in" svg:height="0.4402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0262b8f"/>
    </style:style>
    <style:style style:name="MT1" style:family="text">
      <style:text-properties officeooo:rsid="001ec146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sender-lastname text:fixed="false">Weeks</text:sender-lastname></text:span><text:span text:style-name="MT1"> </text:span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5:43:57</meta:creation-date>
    <meta:editing-cycles>5</meta:editing-cycles>
    <meta:editing-duration>PT5H14M7S</meta:editing-duration>
    <dc:subject>Genetics (BIO208)</dc:subject>
    <dc:title>An Investigation in Serial Dilution and Streak Plate Isolation</dc:title>
    <meta:generator>LibreOffice/3.6$Linux_X86_64 LibreOffice_project/360m1$Build-2</meta:generator>
    <meta:initial-creator>Benjamin Weeks</meta:initial-creator>
    <dc:date>2013-02-12T20:15:12</dc:date>
    <dc:creator>Benjamin Weeks</dc:creator>
    <meta:keyword>BIO208 Lab#2</meta:keyword>
    <meta:document-statistic meta:table-count="1" meta:image-count="0" meta:object-count="6" meta:page-count="4" meta:paragraph-count="35" meta:word-count="309" meta:character-count="1869" meta:non-whitespace-character-count="1597"/>
  </office:meta>
</office:document-meta>
</file>

<file path=Object 1/content.xml><?xml version="1.0" encoding="utf-8"?>
<math xmlns="http://www.w3.org/1998/Math/MathML">
  <semantics>
    <mrow>
      <mrow>
        <mrow>
          <mrow>
            <mfrac>
              <mrow>
                <mrow>
                  <mn>7.0</mn>
                  <mo stretchy="false">⋅</mo>
                  <msup>
                    <mn>10</mn>
                    <mn>2</mn>
                  </msup>
                </mrow>
                <mi mathvariant="italic">CFU</mi>
              </mrow>
              <mrow>
                <mn>500µL</mn>
              </mrow>
            </mfrac>
          </mrow>
          <mo stretchy="false">⋅</mo>
          <mrow>
            <mfrac>
              <mrow>
                <msup>
                  <mn>10</mn>
                  <mrow>
                    <mn>4</mn>
                  </mrow>
                </msup>
              </mrow>
              <mrow>
                <mn>1</mn>
              </mrow>
            </mfrac>
          </mrow>
        </mrow>
        <mo stretchy="false">=</mo>
        <mfrac>
          <mrow>
            <mrow>
              <mn>1.4</mn>
              <mo stretchy="false">⋅</mo>
              <mrow>
                <msup>
                  <mn>10</mn>
                  <mrow>
                    <mn>6</mn>
                  </mrow>
                </msup>
              </mrow>
            </mrow>
            <mi mathvariant="italic">CFU</mi>
          </mrow>
          <mrow>
            <mn>100µL</mn>
          </mrow>
        </mfrac>
      </mrow>
    </mrow>
    <annotation encoding="StarMath 5.0">{{7.0 cdot 10^2 CFU} over {500µL}} cdot {{10^{4}} over {1}}={1.4 cdot
 {10^{6}}CFU}over{100µL}</annotation>
  </semantics>
</math>
</file>

<file path=Object 2/content.xml><?xml version="1.0" encoding="utf-8"?>
<math xmlns="http://www.w3.org/1998/Math/MathML">
  <semantics>
    <mrow>
      <mrow>
        <mrow>
          <mrow>
            <mfrac>
              <mrow>
                <mrow>
                  <mn>1.2</mn>
                  <mo stretchy="false">⋅</mo>
                  <msup>
                    <mn>10</mn>
                    <mn>2</mn>
                  </msup>
                </mrow>
                <mi mathvariant="italic">CFU</mi>
              </mrow>
              <mrow>
                <mn>500µL</mn>
              </mrow>
            </mfrac>
          </mrow>
          <mo stretchy="false">⋅</mo>
          <mrow>
            <mfrac>
              <mrow>
                <msup>
                  <mn>10</mn>
                  <mrow>
                    <mn>5</mn>
                  </mrow>
                </msup>
              </mrow>
              <mrow>
                <mn>1</mn>
              </mrow>
            </mfrac>
          </mrow>
        </mrow>
        <mo stretchy="false">=</mo>
        <mfrac>
          <mrow>
            <mrow>
              <mn>2.4</mn>
              <mo stretchy="false">⋅</mo>
              <mrow>
                <msup>
                  <mn>10</mn>
                  <mrow>
                    <mn>6</mn>
                  </mrow>
                </msup>
              </mrow>
            </mrow>
            <mi mathvariant="italic">CFU</mi>
          </mrow>
          <mrow>
            <mn>100µL</mn>
          </mrow>
        </mfrac>
      </mrow>
    </mrow>
    <annotation encoding="StarMath 5.0">{{1.2 cdot 10^2 CFU} over {500µL}} cdot {{10^{5}} over {1}}={2.4 cdot {10^{6}}CFU}over{100µL}</annotation>
  </semantics>
</math>
</file>

<file path=Object 3/content.xml><?xml version="1.0" encoding="utf-8"?>
<math xmlns="http://www.w3.org/1998/Math/MathML">
  <semantics>
    <mrow>
      <mrow>
        <mrow>
          <mrow>
            <mfrac>
              <mrow>
                <mrow>
                  <mn>1.6</mn>
                  <mo stretchy="false">⋅</mo>
                  <msup>
                    <mn>10</mn>
                    <mn>1</mn>
                  </msup>
                </mrow>
                <mi mathvariant="italic">CFU</mi>
              </mrow>
              <mrow>
                <mn>500µL</mn>
              </mrow>
            </mfrac>
          </mrow>
          <mo stretchy="false">⋅</mo>
          <mrow>
            <mfrac>
              <mrow>
                <msup>
                  <mn>10</mn>
                  <mrow>
                    <mn>6</mn>
                  </mrow>
                </msup>
              </mrow>
              <mrow>
                <mn>1</mn>
              </mrow>
            </mfrac>
          </mrow>
        </mrow>
        <mo stretchy="false">=</mo>
        <mfrac>
          <mrow>
            <mrow>
              <mn>3.2</mn>
              <mo stretchy="false">⋅</mo>
              <mrow>
                <msup>
                  <mn>10</mn>
                  <mrow>
                    <mn>6</mn>
                  </mrow>
                </msup>
              </mrow>
            </mrow>
            <mi mathvariant="italic">CFU</mi>
          </mrow>
          <mrow>
            <mn>100µL</mn>
          </mrow>
        </mfrac>
      </mrow>
    </mrow>
    <annotation encoding="StarMath 5.0">{{1.6 cdot 10^1 CFU} over {500µL}} cdot {{10^{6}} over {1}}={3.2 cdot {10^{6}}CFU}over{100µL}</annotation>
  </semantics>
</math>
</file>

<file path=Object 4/content.xml><?xml version="1.0" encoding="utf-8"?>
<math xmlns="http://www.w3.org/1998/Math/MathML">
  <semantics>
    <mrow>
      <mrow>
        <mfrac>
          <mrow>
            <mrow>
              <mrow>
                <mrow>
                  <mo stretchy="false">(</mo>
                  <mrow>
                    <mrow>
                      <mrow>
                        <mn>1.4</mn>
                        <mo stretchy="false">+</mo>
                        <mn>2.4</mn>
                      </mrow>
                      <mo stretchy="false">+</mo>
                      <mn>3.2</mn>
                    </mrow>
                  </mrow>
                  <mo stretchy="false">)</mo>
                </mrow>
                <mo stretchy="false">⋅</mo>
                <msup>
                  <mn>10</mn>
                  <mn>6</mn>
                </msup>
              </mrow>
              <mo stretchy="false">/</mo>
              <mn>3</mn>
            </mrow>
          </mrow>
          <mrow>
            <mn>100µL</mn>
          </mrow>
        </mfrac>
        <mo stretchy="false">=</mo>
        <mfrac>
          <mrow>
            <mrow>
              <mn>2.4</mn>
              <mo stretchy="false">⋅</mo>
              <msup>
                <mn>10</mn>
                <mn>6</mn>
              </msup>
            </mrow>
            <mi mathvariant="italic">CFU</mi>
          </mrow>
          <mrow>
            <mn>100µL</mn>
          </mrow>
        </mfrac>
      </mrow>
    </mrow>
    <annotation encoding="StarMath 5.0">{(1.4+2.4+3.2) cdot 10^6/3}over{100µL}={2.4 cdot 10^6 CFU} over {100µL}</annotation>
  </semantics>
</math>
</file>

<file path=Object 5/content.xml><?xml version="1.0" encoding="utf-8"?>
<math xmlns="http://www.w3.org/1998/Math/MathML">
  <semantics>
    <mrow>
      <mrow>
        <mrow>
          <mrow>
            <mrow>
              <mrow>
                <mfrac>
                  <mrow>
                    <mrow>
                      <mn>2.4</mn>
                      <mo stretchy="false">⋅</mo>
                      <msup>
                        <mn>10</mn>
                        <mrow>
                          <mn>6</mn>
                        </mrow>
                      </msup>
                    </mrow>
                    <mi mathvariant="italic">CFU</mi>
                  </mrow>
                  <mrow>
                    <mn>100µL</mn>
                  </mrow>
                </mfrac>
              </mrow>
              <mo stretchy="false">⋅</mo>
              <mrow>
                <mfrac>
                  <mrow>
                    <mn>1000µL</mn>
                  </mrow>
                  <mrow>
                    <mn>1mL</mn>
                  </mrow>
                </mfrac>
              </mrow>
            </mrow>
            <mo stretchy="false">⋅</mo>
            <mrow>
              <mfrac>
                <mrow>
                  <mn>1</mn>
                </mrow>
                <mrow>
                  <msup>
                    <mn>10</mn>
                    <mrow>
                      <mn>3</mn>
                    </mrow>
                  </msup>
                </mrow>
              </mfrac>
            </mrow>
          </mrow>
          <mo stretchy="false">⋅</mo>
          <mrow>
            <mfrac>
              <mrow>
                <mn>1</mn>
                <mi mathvariant="italic">Colony</mi>
              </mrow>
              <mrow>
                <mn>1</mn>
                <mi mathvariant="italic">CFU</mi>
              </mrow>
            </mfrac>
          </mrow>
        </mrow>
        <mo stretchy="false">=</mo>
        <mfrac>
          <mrow>
            <mrow>
              <mrow>
                <mn>2.4</mn>
              </mrow>
              <mo stretchy="false">⋅</mo>
              <mrow>
                <msup>
                  <mn>10</mn>
                  <mn>4</mn>
                </msup>
              </mrow>
            </mrow>
            <mi mathvariant="italic">Colonies</mi>
          </mrow>
          <mrow>
            <mn>1mL</mn>
          </mrow>
        </mfrac>
      </mrow>
    </mrow>
    <annotation encoding="StarMath 5.0">{{2.4 cdot 10^{6} CFU} over {100µL}}cdot{{1000µL}over{1mL}}cdot {{1}over{10^{3}}} cdot {{1 Colony} over {1 CFU}}={{2.4}cdot{10^4} Colonies }over{1mL}</annotation>
  </semantics>
</math>
</file>

<file path=Object 6/content.xml><?xml version="1.0" encoding="utf-8"?>
<math xmlns="http://www.w3.org/1998/Math/MathML">
  <semantics>
    <mrow>
      <mrow>
        <mrow>
          <mrow>
            <mrow>
              <mrow>
                <mfrac>
                  <mrow>
                    <mrow>
                      <mrow>
                        <mn>1</mn>
                      </mrow>
                      <mo stretchy="false">⋅</mo>
                      <mrow>
                        <msup>
                          <mn>10</mn>
                          <mrow>
                            <mn>6</mn>
                          </mrow>
                        </msup>
                      </mrow>
                    </mrow>
                    <mi mathvariant="italic">CFU</mi>
                  </mrow>
                  <mrow>
                    <mn>1mL</mn>
                  </mrow>
                </mfrac>
              </mrow>
              <mo stretchy="false">⋅</mo>
              <mrow>
                <mfrac>
                  <mrow>
                    <mn>1mL</mn>
                  </mrow>
                  <mrow>
                    <mn>1000µL</mn>
                  </mrow>
                </mfrac>
              </mrow>
            </mrow>
            <mo stretchy="false">⋅</mo>
            <mrow>
              <mfrac>
                <mrow>
                  <mn>1</mn>
                </mrow>
                <mrow>
                  <mrow>
                    <mrow>
                      <mn>2</mn>
                    </mrow>
                    <mo stretchy="false">⋅</mo>
                    <mrow>
                      <msup>
                        <mn>10</mn>
                        <mrow>
                          <mn>4</mn>
                        </mrow>
                      </msup>
                    </mrow>
                  </mrow>
                </mrow>
              </mfrac>
            </mrow>
          </mrow>
          <mo stretchy="false">⋅</mo>
          <mrow>
            <mfrac>
              <mrow>
                <mn>1</mn>
                <mi mathvariant="italic">Colony</mi>
              </mrow>
              <mrow>
                <mn>1</mn>
                <mi mathvariant="italic">CFU</mi>
              </mrow>
            </mfrac>
          </mrow>
        </mrow>
        <mo stretchy="false">=</mo>
        <mfrac>
          <mrow>
            <mn>50</mn>
            <mi mathvariant="italic">Colonies</mi>
          </mrow>
          <mrow>
            <mn>100µL</mn>
          </mrow>
        </mfrac>
      </mrow>
    </mrow>
    <annotation encoding="StarMath 5.0">{{{1} cdot {10^{6}} CFU} over {1mL}} cdot {{1mL}over{1000µL}} cdot {{1}over{{2} cdot {10^{4}}}} cdot {{1 Colony}over{1 CFU}}= {50 Colonies} over {100µL}</annotation>
  </semantics>
</math>
</file>